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text:paragraph-rsid="00027a61"/>
    </style:style>
    <style:style style:name="P2" style:family="paragraph" style:parent-style-name="Standard">
      <style:text-properties style:text-position="0% 100%" text:paragraph-rsid="00027a61"/>
    </style:style>
    <style:style style:name="T1" style:family="text">
      <style:text-properties text:rsid="00027a61"/>
    </style:style>
    <style:style style:name="T2" style:family="text">
      <style:text-properties style:text-position="sub 58%" text:rsid="00027a61"/>
    </style:style>
    <style:style style:name="T3" style:family="text">
      <style:text-properties style:text-position="super 58%" text:rsid="00027a61"/>
    </style:style>
    <style:style style:name="T4" style:family="text">
      <style:text-properties style:text-position="super 20%" text:rsid="00027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</text:span><text:span text:style-name="T2">sub</text:span><text:span text:style-name="T3">sup</text:span></text:p>
      <text:p text:style-name="P2"><text:span text:style-name="T1">Test</text:span><text:span text:style-name="T4">p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HK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HK" style:font-name-complex="Arial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Bosdonnat</meta:initial-creator>
    <meta:creation-date>2010-04-26T14:29:01</meta:creation-date>
    <meta:document-statistic meta:table-count="0" meta:image-count="0" meta:object-count="0" meta:page-count="1" meta:paragraph-count="2" meta:word-count="2" meta:character-count="17"/>
    <dc:date>2010-04-26T14:30:54</dc:date>
    <dc:creator>Cédric Bosdonnat</dc:creator>
    <meta:editing-duration>PT00H01M54S</meta:editing-duration>
    <meta:editing-cycles>1</meta:editing-cycles>
    <meta:generator>OpenOffice.org/3.2$Unix OpenOffice.org_project/320m12$Build-9483</meta:generator>
  </office:meta>
</office:document-meta>
</file>